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Grade Map Icons.</text:p>
      <text:p text:style-name="P1"/>
      <text:p text:style-name="P1"/>
      <text:p text:style-name="P1">When the player completes a world the lock icon in the map is replaced with the “Level Grade Map Icon”.</text:p>
      <text:p text:style-name="P1"/>
      <text:p text:style-name="P1">There are three different Level Grade Map Icons that the player is rewarded with. What Level Grade Map Icon the player is initially rewarded with <text:s/>depends on how many stars they have earned after completing a world.</text:p>
      <text:p text:style-name="P1"/>
      <text:p text:style-name="P1"><text:tab/>Wood - The lowest possible rating our "Bronze"</text:p>
      <text:p text:style-name="P1"><text:tab/>65%  of stars achieved or less</text:p>
      <text:p text:style-name="Standard"/>
      <text:p text:style-name="P1"><text:tab/>Silver -Middle Rating</text:p>
      <text:p text:style-name="P1"><text:tab/>99 - 66%  of stars achieved.</text:p>
      <text:p text:style-name="Standard"/>
      <text:p text:style-name="P1"><text:tab/>Gold - The best possible rating</text:p>
      <text:p text:style-name="P1"><text:tab/>100% of stars achieved.</text:p>
      <text:p text:style-name="Standard"/>
      <text:p text:style-name="P1">Example using world 10</text:p>
      <text:p text:style-name="Standard"/>
      <text:p text:style-name="P1"><text:tab/>Levels = 4</text:p>
      <text:p text:style-name="P1"><text:tab/>Star total = 12</text:p>
      <text:p text:style-name="Standard"/>
      <text:p text:style-name="P1"><text:tab/>Wood = 7 or less stars</text:p>
      <text:p text:style-name="P1"><text:tab/>Silver = 8 to 11 stars</text:p>
      <text:p text:style-name="P1"><text:tab/>Gold = 12 stars</text:p>
      <text:p text:style-name="Standard"/>
      <text:p text:style-name="Standard"/>
      <text:p text:style-name="Standard"><text:span text:style-name="T1"><text:tab/>NOTE</text:span>: Remember the player can replay levels to earn more stars! So the Level Grade Map <text:tab/>Icon MUST change to reflect the current amount of stars a player has collected in each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9T23:13:47.44</meta:creation-date>
    <meta:generator>OpenOffice.org/3.2$Win32 OpenOffice.org_project/320m12$Build-9483</meta:generator>
    <meta:document-statistic meta:table-count="0" meta:image-count="0" meta:object-count="0" meta:page-count="1" meta:paragraph-count="16" meta:word-count="155" meta:character-count="818"/>
    <dc:date>2011-03-19T23:25:19.92</dc:date>
    <meta:editing-duration>PT00H11M33S</meta:editing-duration>
    <meta:editing-cycles>1</meta:editing-cycles>
  </office:meta>
</office:document-meta>
</file>